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d697" officeooo:paragraph-rsid="0001d697"/>
    </style:style>
    <style:style style:name="P2" style:family="paragraph" style:parent-style-name="Standard">
      <style:text-properties officeooo:rsid="0001d697" officeooo:paragraph-rsid="0001d6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9028611119099211707" text:style-name="L1">
        <text:list-item>
          <text:p text:style-name="P1">* course creation is opened for guests, yet it raises errors on creation</text:p>
        </text:list-item>
        <text:list-item>
          <text:p text:style-name="P1">* user can edit/destroy other users' courses and lectures</text:p>
        </text:list-item>
        <text:list-item>
          <text:p text:style-name="P1">* admin can't set course for the lecture, even when it is selected as course_id is not included in the permit_params in admin/lecture.rb, what is included is :Course_id</text:p>
        </text:list-item>
        <text:list-item>
          <text:p text:style-name="P1">* guest user (non logged in user) can edit lectu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0:01:14.082499942</meta:creation-date>
    <dc:date>2017-06-03T11:33:03.850588093</dc:date>
    <meta:editing-duration>PT33M3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64" meta:character-count="355" meta:non-whitespace-character-count="299"/>
  </office:meta>
</office:document-meta>
</file>